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T2" style:parent-style-name="Absatz-Standardschriftart" style:family="text">
      <style:text-properties fo:language="en" fo:country="GB"/>
    </style:style>
    <style:style style:name="T3" style:parent-style-name="Absatz-Standardschriftart" style:family="text">
      <style:text-properties fo:language="en" fo:country="GB"/>
    </style:style>
    <style:style style:name="T4" style:parent-style-name="Absatz-Standardschriftart" style:family="text">
      <style:text-properties fo:language="en" fo:country="GB"/>
    </style:style>
    <style:style style:name="T5" style:parent-style-name="Absatz-Standardschriftart" style:family="text">
      <style:text-properties fo:language="en" fo:country="GB"/>
    </style:style>
    <style:style style:name="T6" style:parent-style-name="Absatz-Standardschriftart" style:family="text">
      <style:text-properties fo:language="en" fo:country="GB"/>
    </style:style>
    <style:style style:name="T7" style:parent-style-name="Absatz-Standardschriftart" style:family="text">
      <style:text-properties fo:language="en" fo:country="GB"/>
    </style:style>
    <style:style style:name="T8" style:parent-style-name="Absatz-Standardschriftart" style:family="text">
      <style:text-properties fo:language="en" fo:country="GB"/>
    </style:style>
    <style:style style:name="T9" style:parent-style-name="Absatz-Standardschriftart" style:family="text">
      <style:text-properties style:font-name="MS Gothic" style:font-name-asian="MS Gothic" style:font-name-complex="MS Gothic"/>
    </style:style>
    <style:style style:name="T10" style:parent-style-name="Absatz-Standardschriftart" style:family="text">
      <style:text-properties fo:language="en" fo:country="GB"/>
    </style:style>
    <style:style style:name="P11" style:parent-style-name="NurText" style:family="paragraph">
      <style:paragraph-properties fo:text-align="justify"/>
    </style:style>
    <style:style style:name="T12" style:parent-style-name="Absatz-Standardschriftart" style:family="text">
      <style:text-properties fo:color="#00B050"/>
    </style:style>
    <style:style style:name="T13" style:parent-style-name="Absatz-Standardschriftart" style:family="text">
      <style:text-properties style:font-name-complex="Calibri" fo:color="#00B050"/>
    </style:style>
    <style:style style:name="T14" style:parent-style-name="Absatz-Standardschriftart" style:family="text">
      <style:text-properties fo:color="#00B050"/>
    </style:style>
    <style:style style:name="P15" style:parent-style-name="NurText" style:family="paragraph">
      <style:paragraph-properties fo:text-align="justify"/>
      <style:text-properties fo:color="#00B050"/>
    </style:style>
    <style:style style:name="P16" style:parent-style-name="NurText" style:family="paragraph">
      <style:paragraph-properties fo:text-align="justify"/>
      <style:text-properties fo:color="#00B050"/>
    </style:style>
    <style:style style:name="P17" style:parent-style-name="NurText" style:family="paragraph">
      <style:paragraph-properties fo:text-align="justify"/>
      <style:text-properties fo:color="#00B050"/>
    </style:style>
    <style:style style:name="P18" style:parent-style-name="Standard" style:family="paragraph">
      <style:text-properties fo:language="en" fo:country="GB"/>
    </style:style>
    <style:style style:name="T19" style:parent-style-name="Absatz-Standardschriftart" style:family="text">
      <style:text-properties fo:language="en" fo:country="GB"/>
    </style:style>
    <style:style style:name="T20" style:parent-style-name="Absatz-Standardschriftart" style:family="text">
      <style:text-properties style:font-name="MS Gothic" style:font-name-asian="MS Gothic" style:font-name-complex="MS Gothic"/>
    </style:style>
    <style:style style:name="T21" style:parent-style-name="Absatz-Standardschriftart" style:family="text">
      <style:text-properties fo:language="en" fo:country="GB"/>
    </style:style>
    <style:style style:name="P22" style:parent-style-name="NurText" style:family="paragraph">
      <style:paragraph-properties fo:text-align="justify"/>
      <style:text-properties fo:color="#00B050"/>
    </style:style>
    <style:style style:name="P23" style:parent-style-name="NurText" style:family="paragraph">
      <style:paragraph-properties fo:text-align="justify"/>
      <style:text-properties fo:color="#00B050"/>
    </style:style>
    <style:style style:name="P24" style:parent-style-name="NurText" style:family="paragraph">
      <style:paragraph-properties fo:text-align="justify"/>
      <style:text-properties fo:color="#00B050"/>
    </style:style>
    <style:style style:name="P25" style:parent-style-name="NurText" style:family="paragraph">
      <style:paragraph-properties fo:text-align="justify"/>
    </style:style>
    <style:style style:name="T26" style:parent-style-name="Absatz-Standardschriftart" style:family="text">
      <style:text-properties fo:color="#00B050"/>
    </style:style>
    <style:style style:name="T27" style:parent-style-name="Absatz-Standardschriftart" style:family="text">
      <style:text-properties fo:color="#00B050" style:text-position="super 63.6%"/>
    </style:style>
    <style:style style:name="T28" style:parent-style-name="Absatz-Standardschriftart" style:family="text">
      <style:text-properties fo:color="#00B050"/>
    </style:style>
    <style:style style:name="P29" style:parent-style-name="NurText" style:family="paragraph">
      <style:paragraph-properties fo:text-align="justify"/>
      <style:text-properties fo:color="#00B050"/>
    </style:style>
    <style:style style:name="T30" style:parent-style-name="Absatz-Standardschriftart" style:family="text">
      <style:text-properties fo:language="en" fo:country="GB"/>
    </style:style>
    <style:style style:name="T31" style:parent-style-name="Absatz-Standardschriftart" style:family="text">
      <style:text-properties style:font-name="MS Gothic" style:font-name-asian="MS Gothic" style:font-name-complex="MS Gothic"/>
    </style:style>
    <style:style style:name="T32" style:parent-style-name="Absatz-Standardschriftart" style:family="text">
      <style:text-properties fo:language="en" fo:country="GB"/>
    </style:style>
    <style:style style:name="T33" style:parent-style-name="Absatz-Standardschriftart" style:family="text">
      <style:text-properties fo:color="#00B050" fo:language="en" fo:country="GB"/>
    </style:style>
    <style:style style:name="T34" style:parent-style-name="Absatz-Standardschriftart" style:family="text">
      <style:text-properties fo:color="#00B050" fo:language="en" fo:country="GB"/>
    </style:style>
    <style:style style:name="T35" style:parent-style-name="Absatz-Standardschriftart" style:family="text">
      <style:text-properties fo:color="#00B050" fo:language="en" fo:country="GB"/>
    </style:style>
    <style:style style:name="T36" style:parent-style-name="Absatz-Standardschriftart" style:family="text">
      <style:text-properties fo:color="#00B050" fo:language="en" fo:country="GB"/>
    </style:style>
    <style:style style:name="T37" style:parent-style-name="Absatz-Standardschriftart" style:family="text">
      <style:text-properties fo:color="#00B050" fo:language="en" fo:country="GB"/>
    </style:style>
    <style:style style:name="T38" style:parent-style-name="Absatz-Standardschriftart" style:family="text">
      <style:text-properties fo:color="#00B050" fo:language="en" fo:country="GB"/>
    </style:style>
    <style:style style:name="T39" style:parent-style-name="Absatz-Standardschriftart" style:family="text">
      <style:text-properties fo:color="#00B050" fo:language="en" fo:country="GB"/>
    </style:style>
    <style:style style:name="T40" style:parent-style-name="Absatz-Standardschriftart" style:family="text">
      <style:text-properties fo:color="#00B050" fo:language="en" fo:country="GB"/>
    </style:style>
    <style:style style:name="T41" style:parent-style-name="Absatz-Standardschriftart" style:family="text">
      <style:text-properties fo:color="#00B050" fo:language="en" fo:country="GB"/>
    </style:style>
    <style:style style:name="T42" style:parent-style-name="Absatz-Standardschriftart" style:family="text">
      <style:text-properties fo:language="en" fo:country="GB"/>
    </style:style>
    <style:style style:name="T43" style:parent-style-name="Absatz-Standardschriftart" style:family="text">
      <style:text-properties fo:language="en" fo:country="GB"/>
    </style:style>
    <style:style style:name="T44" style:parent-style-name="Absatz-Standardschriftart" style:family="text">
      <style:text-properties fo:language="en" fo:country="GB"/>
    </style:style>
    <style:style style:name="T45" style:parent-style-name="Absatz-Standardschriftart" style:family="text">
      <style:text-properties fo:language="en" fo:country="GB"/>
    </style:style>
    <style:style style:name="T46" style:parent-style-name="Absatz-Standardschriftart" style:family="text">
      <style:text-properties fo:language="en" fo:country="GB"/>
    </style:style>
    <style:style style:name="T47" style:parent-style-name="Absatz-Standardschriftart" style:family="text">
      <style:text-properties fo:language="en" fo:country="GB"/>
    </style:style>
    <style:style style:name="T48" style:parent-style-name="Absatz-Standardschriftart" style:family="text">
      <style:text-properties fo:color="#00B050" fo:language="en" fo:country="GB"/>
    </style:style>
    <style:style style:name="T49" style:parent-style-name="Absatz-Standardschriftart" style:family="text">
      <style:text-properties fo:language="en" fo:country="GB"/>
    </style:style>
    <style:style style:name="T50" style:parent-style-name="Absatz-Standardschriftart" style:family="text">
      <style:text-properties fo:language="en" fo:country="GB"/>
    </style:style>
    <style:style style:name="T51" style:parent-style-name="Absatz-Standardschriftart" style:family="text">
      <style:text-properties fo:language="en" fo:country="GB"/>
    </style:style>
    <style:style style:name="T52" style:parent-style-name="Absatz-Standardschriftart" style:family="text">
      <style:text-properties fo:language="en" fo:country="GB"/>
    </style:style>
    <style:style style:name="T53" style:parent-style-name="Absatz-Standardschriftart" style:family="text">
      <style:text-properties fo:color="#00B050" fo:language="en" fo:country="GB"/>
    </style:style>
    <style:style style:name="T54" style:parent-style-name="Absatz-Standardschriftart" style:family="text">
      <style:text-properties fo:color="#00B050" fo:language="en" fo:country="GB"/>
    </style:style>
    <style:style style:name="T55" style:parent-style-name="Absatz-Standardschriftart" style:family="text">
      <style:text-properties fo:color="#00B050" fo:language="en" fo:country="GB"/>
    </style:style>
    <style:style style:name="T56" style:parent-style-name="Absatz-Standardschriftart" style:family="text">
      <style:text-properties fo:language="en" fo:country="GB"/>
    </style:style>
    <style:style style:name="T57" style:parent-style-name="Absatz-Standardschriftart" style:family="text">
      <style:text-properties fo:language="en" fo:country="GB"/>
    </style:style>
    <style:style style:name="T58" style:parent-style-name="Absatz-Standardschriftart" style:family="text">
      <style:text-properties fo:color="#00B050" fo:language="en" fo:country="GB"/>
    </style:style>
    <style:style style:name="T59" style:parent-style-name="Absatz-Standardschriftart" style:family="text">
      <style:text-properties fo:color="#00B050" fo:language="en" fo:country="GB"/>
    </style:style>
    <style:style style:name="T60" style:parent-style-name="Absatz-Standardschriftart" style:family="text">
      <style:text-properties fo:font-style="italic" style:font-style-asian="italic" style:font-style-complex="italic" fo:color="#00B050" fo:language="en" fo:country="GB"/>
    </style:style>
    <style:style style:name="T61" style:parent-style-name="Absatz-Standardschriftart" style:family="text">
      <style:text-properties fo:color="#00B050" fo:language="en" fo:country="GB"/>
    </style:style>
    <style:style style:name="T62" style:parent-style-name="Absatz-Standardschriftart" style:family="text">
      <style:text-properties fo:color="#00B050" fo:language="en" fo:country="GB"/>
    </style:style>
    <style:style style:name="T63" style:parent-style-name="Absatz-Standardschriftart" style:family="text">
      <style:text-properties fo:color="#00B050" fo:background-color="#FF0000" fo:language="en" fo:country="GB"/>
    </style:style>
    <style:style style:name="T64" style:parent-style-name="Absatz-Standardschriftart" style:family="text">
      <style:text-properties fo:color="#00B050" fo:language="en" fo:country="GB"/>
    </style:style>
    <style:style style:name="P65" style:parent-style-name="Standard" style:family="paragraph">
      <style:text-properties fo:color="#00B050" fo:language="en" fo:country="GB"/>
    </style:style>
    <style:style style:name="P66" style:parent-style-name="Standard" style:family="paragraph">
      <style:text-properties fo:language="en" fo:country="GB"/>
    </style:style>
    <style:style style:name="T67" style:parent-style-name="Absatz-Standardschriftart" style:family="text">
      <style:text-properties fo:color="#00B050" fo:language="en" fo:country="GB"/>
    </style:style>
  </office:automatic-styles>
  <office:body>
    <office:text text:use-soft-page-breaks="true">
      <text:p text:style-name="P1">Response to reviewers:</text:p>
      <text:p text:style-name="Standard"><text:span text:style-name="T2">Reviewer comments:<text:s/></text:span><text:span text:style-name="T3"><text:line-break/>Reviewer: 1<text:s/></text:span><text:span text:style-name="T4"><text:line-break/></text:span><text:span text:style-name="T5"><text:line-break/>Comments to the Author<text:s/></text:span><text:span text:style-name="T6"><text:line-break/>This paper describes the application of a software for advanced bioprocess control. However, there are several concerns on this manuscript as below.<text:s/></text:span><text:span text:style-name="T7"><text:line-break/></text:span><text:span text:style-name="T8"><text:line-break/></text:span><text:span text:style-name="T9">・</text:span><text:span text:style-name="T10">This seems to be an application of commercially available products (DASGIP® Parallel Bioreactor Systems - Eppendorf International)<text:s/></text:span></text:p>
      <text:p text:style-name="P11"><text:span text:style-name="T12">Response: If the reviewer is referring to the fedbatchXP software mentioned in line 122 of the introduction, I do understand that this may seem so, but, as mentioned in line 124 – 129, the software has been discontinued and is not commercially available anymore. The authors chose to mention the software as it has been used to control a similar setup in past publication (e.g.<text:s/></text:span><text:span text:style-name="T13">[1], [2]</text:span><text:span text:style-name="T14">) and to put the new software into perspective. Further differences regarding its closed-source nature, specificity to a unique combination of devices, lack of standardized interfaces and expandability are mentioned as well. Further differences regarding its process control capabilities, such as the definition of pre-defined task execution intervals and other constraints, were not mentioned as it was deemed out of scope of this article.</text:span></text:p>
      <text:p text:style-name="P15"/>
      <text:p text:style-name="P16">If this is not the case, I would like to clarify that the DASGIP Parallel Bioreactor System and the system described in this study differ in multiple ways in regard to reactor system type and application area. The 48x parallel bioreactor system (BioREACTOR 48, 2mag AG) used in this study operates on the mL-scale and does not come with a commercially available operating software. To operate the presented setup, devices across vendors needed to be integrated and coordinated by the proposed software. This is done using standardized interfaces that were developed as part of this work.<text:s/></text:p>
      <text:p text:style-name="P17">As opposed to the DASGIP reactor system, the presented setup is integrated into an LHS. Since the liquid handling station takes over the responsibility of substrate addition, pH-control, induction and even sampling, a dynamic scheduling software is required to orchestrate the tasks for ideal process control and resource allocation. The DASGIP parallel bioreactor system operates on L-scale and relies on dedicated channels and pumps for each reactor, thus there is no scheduling problem. <text:s/>Furthermore, the DASGIP system does not allow for automated sampling and sample analysis which is usually performed manually.</text:p>
      <text:p text:style-name="P18"/>
      <text:p text:style-name="Standard"><text:span text:style-name="T19"><text:line-break/></text:span><text:span text:style-name="T20">・</text:span><text:span text:style-name="T21">The originality or novelty of the work from the academic viewpoints is not clear. “Parallel” means complex bioreactors to be operated simultaneously in this study, which may be effective to save man-power consumption. However, what is the originality?<text:s/></text:span></text:p>
      <text:p text:style-name="P22">Response:<text:s/>The used bioreactor system in combination with a pipetting station has been used many times before in previous publications with the most recent one from Eichen et al. (2021). Regarding the novelty of this work:<text:s/></text:p>
      <text:list text:style-name="LFO1" text:continue-numbering="true">
        <text:list-item>
          <text:p text:style-name="P23">The fully automated 48-fold bioreactor system was applied to an industrially relevant enzyme with sophisticated product analysis</text:p>
        </text:list-item>
        <text:list-item>
          <text:p text:style-name="P24">A detailed computational model of the process<text:s/>based on Bayesian statistics<text:s/>was implemented to estimate<text:s/>product concentrations within and around the investigated parameter space</text:p>
        </text:list-item>
        <text:list-item>
          <text:p text:style-name="P25"><text:span text:style-name="T26">At optimal expression conditions, the volumetric activity was 1153 U mL</text:span><text:span text:style-name="T27">-1</text:span><text:span text:style-name="T28">, which is about 40-fold higher than the highest published data under study</text:span></text:p>
        </text:list-item>
      </text:list>
      <text:p text:style-name="P29"/>
      <text:soft-page-break/>
      <text:p text:style-name="Standard"><text:span text:style-name="T30"><text:line-break/></text:span><text:span text:style-name="T31">・</text:span><text:span text:style-name="T32">Two manuscripts are too long for their contents. They should be combined and re-organized into the concise style of one manuscript.<text:s/></text:span></text:p>
      <text:p text:style-name="Standard"><text:span text:style-name="T33">Response:</text:span><text:span text:style-name="T34"><text:s/>As both of the manuscripts describe complex and sophisticated<text:s/></text:span><text:span text:style-name="T35">work and<text:s/></text:span><text:span text:style-name="T36">results,</text:span><text:span text:style-name="T37"><text:s/></text:span><text:span text:style-name="T38">c</text:span><text:span text:style-name="T39">ombining the two manuscripts into one would make the remaining manuscript<text:s/></text:span><text:span text:style-name="T40">very long</text:span><text:span text:style-name="T41">, which would reduce readability and might deter potential readers.</text:span><text:span text:style-name="T42"><text:line-break/></text:span><text:span text:style-name="T43"><text:line-break/></text:span><text:span text:style-name="T44"><text:line-break/>Reviewer: 2<text:s/></text:span><text:span text:style-name="T45"><text:line-break/></text:span><text:span text:style-name="T46"><text:line-break/>Comments to the Author<text:s/></text:span><text:span text:style-name="T47"><text:line-break/>This is Part 2 of a two-part manuscript describing the automation and control of a high throughput parallel bioreactor system. While Part 1 focused on development of the dynamic scheduling software architecture and its testing, Part 2 focuses on its implementation – specifically for optimisation of induced enzyme expression. As with the Part 1 manuscript, this is well written and clearly presented. The performance of the parallel bioreactor system is adequately explained as are the benefits of using the platform in conjunction with a DoE-based approach i.e. a greatly increased level of expressed enzyme activity.<text:s/></text:span></text:p>
      <text:p text:style-name="Standard"><text:span text:style-name="T48">Response: Thank you for your feedback!</text:span><text:span text:style-name="T49"><text:line-break/></text:span><text:span text:style-name="T50"><text:line-break/>The authors might consider some minor modifications as listed below:<text:s/></text:span><text:span text:style-name="T51"><text:line-break/></text:span><text:span text:style-name="T52"><text:line-break/>1. P6, L18. ‘inductor’ should be ‘inducer’.<text:s/></text:span></text:p>
      <text:p text:style-name="Standard"><text:span text:style-name="T53">Response: Thank you for you</text:span><text:span text:style-name="T54">r</text:span><text:span text:style-name="T55"><text:s/>correction, the typo has been corrected.</text:span><text:span text:style-name="T56"><text:line-break/></text:span><text:span text:style-name="T57"><text:line-break/>2. On P12 the authors write: ‘Due to the intermittent dosage by the LHS, and the lower priority assigned for such tasks, those pH oscillations can not be avoided with this setup.’ They then argue that given the small magnitude of the fluctuations these pH changes are not likely to have any biological impact. While I agree with this, the corresponding fluctuations seen in DO are much larger (see Fig 3.) and could have a biological impact. The authors should comment on: (1) if and how DO was controlled during these experiments and (ii) the likely impact of such DO heterogeneities on E. coli growth and enzyme expression.<text:s/></text:span></text:p>
      <text:p text:style-name="Standard"><text:span text:style-name="T58">Response: The DO fluctuations have been investigated thoroughly in the past by Faust et al. (Faust, Georg, et al. "Feeding strategies enhance high cell density cultivation and protein expression in milliliter scale bioreactors." Biotechnology journal 9.10 (2014): 1293-1303.)</text:span><text:span text:style-name="T59">. They found that intermittent substrate feeding (and the corresponding DO changes) did not impact cell growth for<text:s/></text:span><text:span text:style-name="T60">E. coli</text:span><text:span text:style-name="T61">. However, the heterologous protein production was reduced for one of the two proteins under study. Further studies would be necessary to investigated whether the enzyme NoCAR is susceptible to intermittent substrate feeding.</text:span><text:span text:style-name="T62"><text:s/>The discussion of the DO fluctuations was added in line<text:s/></text:span><text:span text:style-name="T63">XX</text:span><text:span text:style-name="T64"><text:s/>in the manuscript.<text:s/></text:span></text:p>
      <text:p text:style-name="P65"/>
      <text:p text:style-name="P66"><text:line-break/><text:line-break/>3. The remainder of the article focuses on data treatment and model generation. This seems to account for the specific interference between product and biomass absorbance measurements and for the change in biomass concentration during enzyme expression studies. The current discussion is very focused on the specific experimental system under investigation. It would be useful if the authors could add a comment on the generic nature of the data workflow and model development i.e. could this be applied to other enzyme systems and other bioconversions (different substrates/products).</text:p>
      <text:p text:style-name="Standard"><text:span text:style-name="T67">Response: Many smart, much wow, very sci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sian="Times New Roman" style:font-name-complex="Times New Roman" fo:font-size="16pt" style:font-size-asian="16pt" style:font-size-complex="16pt" fo:hyphenate="false"/>
    </style:style>
    <style:style style:name="Standard" style:display-name="Standard" style:family="paragraph">
      <style:paragraph-properties style:vertical-align="baseline" fo:line-height="105%"/>
      <style:text-properties style:font-name="Arial Narrow" style:font-name-complex="Times New Roman"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Narrow" style:font-name-asian="Times New Roman" style:font-name-complex="Times New Roman" fo:font-size="16pt" style:font-size-asian="16pt" style:font-size-complex="16pt"/>
    </style:style>
    <style:style style:name="NurText" style:display-name="Nur Text" style:family="paragraph" style:parent-style-name="Standard">
      <style:paragraph-properties style:vertical-align="auto" fo:margin-bottom="0in" fo:line-height="100%"/>
      <style:text-properties style:font-name="Calibri" style:font-name-asian="Calibri" style:font-name-complex="Times New Roman" style:font-size-complex="10.5pt" fo:language="en" fo:country="GB" fo:hyphenate="false"/>
    </style:style>
    <style:style style:name="NurTextZchn" style:display-name="Nur Text Zchn" style:family="text" style:parent-style-name="Absatz-Standardschriftart">
      <style:text-properties style:font-name="Calibri" style:font-name-asian="Calibri" style:font-size-complex="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s von den Eichen</meta:initial-creator>
    <dc:creator>Nikolas von den Eichen</dc:creator>
    <meta:creation-date>2022-09-01T07:19:00Z</meta:creation-date>
    <dc:date>2022-09-01T08:41:00Z</dc:date>
    <meta:template xlink:href="Normal.dotm" xlink:type="simple"/>
    <meta:editing-cycles>3</meta:editing-cycles>
    <meta:editing-duration>PT0S</meta:editing-duration>
    <meta:document-statistic meta:page-count="2" meta:paragraph-count="21" meta:word-count="1496" meta:character-count="10903" meta:row-count="78" meta:non-whitespace-character-count="9428"/>
  </office:meta>
</office:document-meta>
</file>